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87mm"/>
    </style:style>
    <style:style style:name="co2" style:family="table-column">
      <style:table-column-properties fo:break-before="auto" style:column-width="34.43mm"/>
    </style:style>
    <style:style style:name="co4" style:family="table-column">
      <style:table-column-properties fo:break-before="auto" style:column-width="315.22mm"/>
    </style:style>
    <style:style style:name="co5" style:family="table-column">
      <style:table-column-properties fo:break-before="auto" style:column-width="246.22mm"/>
    </style:style>
    <style:style style:name="co6" style:family="table-column">
      <style:table-column-properties fo:break-before="auto" style:column-width="68.8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5.8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vertical-align="middle"/>
    </style:style>
    <style:style style:name="ce9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enjualan trombofi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ama customer</text:p>
          </table:table-cell>
          <table:table-cell office:value-type="string" calcext:value-type="string">
            <text:p>tahun 2024 (karton)</text:p>
          </table:table-cell>
          <table:table-cell office:value-type="string" calcext:value-type="string">
            <text:p>tahun 2025 (karton)</text:p>
          </table:table-cell>
        </table:table-row>
        <table:table-row table:style-name="ro1">
          <table:table-cell office:value-type="string" calcext:value-type="string">
            <text:p>abdul karim</text:p>
          </table:table-cell>
          <table:table-cell table:style-name="ce7" office:value-type="float" office:value="770" calcext:value-type="float">
            <text:p>770</text:p>
          </table:table-cell>
          <table:table-cell table:style-name="ce7"/>
        </table:table-row>
      </table:table>
      <table:table table:name="Sheet2" table:style-name="ta1"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3" table:number-columns-repeated="16381" table:default-cell-style-name="ce8"/>
        <table:table-row table:style-name="ro1">
          <table:table-cell office:value-type="string" calcext:value-type="string">
            <text:p>poin</text:p>
          </table:table-cell>
          <table:table-cell office:value-type="string" calcext:value-type="string">
            <text:p>langkah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meningkatkan penjualan trombofit &amp; madu hitam</text:p>
          </table:table-cell>
          <table:table-cell table:style-name="ce9" office:value-type="string" calcext:value-type="string">
            <text:p>- mou / kontrak kerjasama (bisa menyusul / reward menyesuaikan jika penjualan berbeda dengan MOU, reward bisa ditukar selama nilainya sebanding namun tidak bisa diuangkan)</text:p>
            <text:p>'- memberikan benefit/reward kepada para agen/reseller yg bisa memenuhi penjualan</text:p>
            <text:p>*yg sudah lunas/bukan konsi/</text:p>
            <text:p>*free/bonusan tidak termasu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eberhasilan memerlukan Skill &amp; Monentum yg tepat | Skill + Momentum = Keberhasila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omentum untuk saat ini adalah trombofit (perkuat/perbanyak menyebar informasi/flyer trombofit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etap &amp; terus berusaha sekalipun impact/pengaruhnya dirasa kecil</text:p>
          </table:table-cell>
          <table:table-cell office:value-type="string" calcext:value-type="string">
            <text:p>Membantu share produk2 sentra herbal, baik melalui media sosia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arget penjualan produk premium: 2x lipat penjualan 202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enawaran/pemberian benefit lebih (yg tidak diberikan oleh kompetitor kepada agen/para penjual)</text:p>
          </table:table-cell>
          <table:table-cell office:value-type="string" calcext:value-type="string">
            <text:p>tujuan: agar agen/penjual memiliki kedekatan &amp; rasa lebih kuat untuk memasarkan produk Sentra Herba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a cukup banyak produk yg 'slow move' di gudang</text:p>
          </table:table-cell>
          <table:table-cell office:value-type="string" calcext:value-type="string">
            <text:p>disebar ke toko2, di promosikan oleh div marketi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ost defect di gudang mayoritasnya karena produk2 yg kurang layak yg dikembalikan menjadi produk cura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roduk orderan di gudang tertinggal karena miskomunikasi</text:p>
          </table:table-cell>
          <table:table-cell office:value-type="string" calcext:value-type="string">
            <text:p>perlu dokumen penyerta (delivery order) saat mengambil kembali/saat ingin barang kelua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rderan marketing pusat a.n Honeysia Mart (sudah keluar nota) yg lupa terkirim</text:p>
          </table:table-cell>
          <table:table-cell office:value-type="string" calcext:value-type="string">
            <text:p>me-list orderan yg akan dikirim &amp; di pin di group marketing-guda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poran invetory harian di sebagian toko masih sangat terlambat</text:p>
          </table:table-cell>
          <table:table-cell office:value-type="string" calcext:value-type="string">
            <text:p>pengawasan lebih dari spv retail &amp; kepala tok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duk/stok lebih di toko yg dijual oleh pramuniaga toko (tidak di inventory adjustment)</text:p>
          </table:table-cell>
          <table:table-cell office:value-type="string" calcext:value-type="string">
            <text:p>pengawasan lebih dari spv retail &amp; kepala toko, kepala toko perlu lebih disiplin (karena pramuniaga belajar kecurangan tsb dari kepala toko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ngkah pencegahan dari spv retail untuk mencegah fraud &amp; kecurangan2 di toko</text:p>
          </table:table-cell>
          <table:table-cell office:value-type="string" calcext:value-type="string">
            <text:p>menekankan laporan inventory harian untuk setiap toko, pembebanan/pemotongan gaji dari lost defect ke karyawan di tok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ebih berhati2 agar tidak berlaku curang/memanipulasi data, kecurangan tidak memberi kekayaan/keberkahan namun memberikan dosa untuk diri &amp; keluarga</text:p>
          </table:table-cell>
          <table:table-cell office:value-type="string" calcext:value-type="string">
            <text:p>berlaku lebih jujur, pemberian nasehat &amp; pengawasa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ver pusat, penururan penjualan madu hitam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dver pusat produk susu garisdua mengalami peningkata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arketpplace adver pusat iklan 2.2jt dengan 4jt-an margin shopee, 1jt-an margin dari iklan tiktok (closing di shopee &amp; tiktok cukup tinggi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rioritas adver pusat: susu garis dua dengan target 200 leads, 50 resi perhari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anvas mendapatkan kenaikan untuk produk konsi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anvas dari masing2 tim area sudah tidak ada yg dibawah omzet 5jt meskipun belum diatas 10j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encapaian produk ada yg naik &amp; ada yg turun, namun pencapaian qty overall ada peningkata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asih ada seislih stok di canvas</text:p>
          </table:table-cell>
          <table:table-cell office:value-type="string" calcext:value-type="string">
            <text:p>perlu cek &amp; revisi faktur fisik secara manual setiap harinya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esan dair pak umar: untuk menjaga integritas dan tidak mengakal-akali sistem untuk keuntungan pribadi, menjaga bahtera sentra herbal untuk tetap berlayar agar dapat memberikan maslaha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kegiatan perushaaan spt safar/umrah, perlu persiapan lebih agar estafet tugas tidak terputu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orderan membeludak dari marketplace yang menyebabkan tim gudang / delivery lembur/pulang malam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RGA: pengajuan harus menggunakan/melalui form</text:p>
          </table:table-cell>
          <table:table-cell table:number-columns-repeated="16383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2_2" table:style-name="ta1">
        <table:table-column table:style-name="co4" table:default-cell-style-name="ce8"/>
        <table:table-column table:style-name="co5" table:default-cell-style-name="ce8"/>
        <table:table-column table:style-name="co6" table:default-cell-style-name="Default"/>
        <table:table-row table:style-name="ro1">
          <table:table-cell office:value-type="string" calcext:value-type="string">
            <text:p>poin</text:p>
          </table:table-cell>
          <table:table-cell office:value-type="string" calcext:value-type="string">
            <text:p>langka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meningkatkan penjualan trombofit &amp; madu hitam</text:p>
          </table:table-cell>
          <table:table-cell table:style-name="ce9" office:value-type="string" calcext:value-type="string">
            <text:p>- mou / kontrak kerjasama (bisa menyusul / reward menyesuaikan jika penjualan berbeda dengan MOU, reward bisa ditukar selama nilainya sebanding namun tidak bisa diuangkan)</text:p>
            <text:p>'- memberikan benefit/reward kepada para agen/reseller yg bisa memenuhi penjualan</text:p>
            <text:p>*yg sudah lunas/bukan konsi/</text:p>
            <text:p>*free/bonusan tidak termasuk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Membantu share produk2 sentra herbal, baik melalui media sosial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tujuan: agar agen/penjual memiliki kedekatan &amp; rasa lebih kuat untuk memasarkan produk Sentra Herb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ebar ke toko2, di promosikan oleh div marketing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perlu dokumen penyerta (delivery order) saat mengambil kembali/saat ingin barang kelu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-list orderan yg akan dikirim &amp; di pin di group marketing-guda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ngawasan lebih dari spv retail &amp; kepala tok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ngawasan lebih dari spv retail &amp; kepala toko, kepala toko perlu lebih disiplin (karena pramuniaga belajar kecurangan tsb dari kepala toko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nekankan laporan inventory harian untuk setiap toko, pembebanan/pemotongan gaji dari lost defect ke karyawan di tok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rlaku lebih jujur, pemberian nasehat &amp; pengawasan</text:p>
          </table:table-cell>
          <table:table-cell/>
        </table:table-row>
        <table:table-row table:style-name="ro1" table:number-rows-repeated="8">
          <table:table-cell table:number-columns-repeated="3"/>
        </table:table-row>
        <table:table-row table:style-name="ro1">
          <table:table-cell/>
          <table:table-cell office:value-type="string" calcext:value-type="string">
            <text:p>perlu cek &amp; revisi faktur fisik secara manual setiap harinya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esan dair pak umar: untuk menjaga integritas dan tidak mengakal-akali sistem untuk keuntungan pribadi, menjaga bahtera sentra herbal untuk tetap berlayar agar dapat memberikan maslah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giatan perushaaan spt safar/umrah, perlu persiapan lebih agar estafet tugas tidak terpu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eran membeludak dari marketplace yang menyebabkan tim gudang / delivery lembur/pulang mal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GA: pengajuan harus menggunakan/melalui form</text:p>
          </table:table-cell>
          <table:table-cell table:number-columns-repeated="2"/>
        </table:table-row>
        <table:table-row table:style-name="ro1" table:number-rows-repeated="104854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font-size="10pt" fo:language="en" fo:country="US" style:font-name-asian="MS Gothic" style:font-size-asian="10pt" style:language-asian="zxx" style:country-asian="none" style:font-name-complex="Tahoma" style:font-size-complex="10pt" style:language-complex="ar" style:country-complex="SA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xx" style:country-asian="none" style:font-name-complex="Tahoma" style:font-size-complex="12pt" style:language-complex="ar" style:country-complex="SA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Arial" fo:font-family="Arial" style:font-family-generic="swiss" style:font-pitch="variable" fo:font-size="10pt" style:font-name-asian="MS Gothic" style:font-family-asian="'MS Gothic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6">00/00/0000</text:date>, <text:time style:data-style-name="N2" text:time-value="08:50:34.81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endy Ardiansyah</meta:initial-creator>
    <meta:creation-date>2025-02-04T10:00:03.790000000</meta:creation-date>
    <dc:date>2025-02-05T16:30:36.622000000</dc:date>
    <dc:creator>Dendy Ardiansyah</dc:creator>
    <meta:editing-duration>PT16H27M7S</meta:editing-duration>
    <meta:editing-cycles>22</meta:editing-cycles>
    <meta:generator>LibreOffice/24.2.2.2$Windows_x86 LibreOffice_project/d56cc158d8a96260b836f100ef4b4ef25d6f1a01</meta:generator>
    <meta:document-statistic meta:table-count="3" meta:cell-count="63" meta:object-count="0"/>
  </office:meta>
</office:document-meta>
</file>